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5cm" style:rel-column-width="32323*"/>
    </style:style>
    <style:style style:name="Raster.B" style:family="table-column">
      <style:table-column-properties style:column-width="14.951cm" style:rel-column-width="33212*"/>
    </style:style>
    <style:style style:name="Raster.1" style:family="table-row">
      <style:table-row-properties style:min-row-height="5.45cm"/>
    </style:style>
    <style:style style:name="Raster.A1" style:family="table-cell">
      <style:table-cell-properties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ubstation Beta (SSB)</text:p>
      <text:p text:style-name="P3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 table:style-name="Raster.1">
          <table:table-cell table:style-name="Raster.A1" office:value-type="string">
            <text:p text:style-name="P5"><draw:frame draw:style-name="fr1" draw:name="Rahmen7" text:anchor-type="as-char" svg:width="7.662cm" draw:z-index="0"><draw:text-box fo:min-height="0.942cm"><text:p text:style-name="P4">File Format &amp; Syntax</text:p></draw:text-box></draw:frame></text:p>
            <text:p text:style-name="P7">File encoding:<text:span text:style-name="T2"> Text-only, UTF-8 (without BOM)</text:span></text:p>
            <text:p text:style-name="P7">Line breaks:<text:span text:style-name="T2"> Windows (CRLF) &amp; Unix (LF)</text:span></text:p>
            <text:p text:style-name="P7">Data alignment:<text:span text:style-name="T2"> Line-based</text:span></text:p>
            <text:p text:style-name="P7">Comments:<text:span text:style-name="T2"> Lines beginning with </text:span>//</text:p>
            <text:p text:style-name="P7">Ignore empty lines:<text:span text:style-name="T2"> yes</text:span></text:p>
            <text:p text:style-name="P6"/>
            <text:p text:style-name="P7"><text:span text:style-name="T2">For more, follow </text:span>Sections<text:span text:style-name="T2">.</text:span></text:p>
          </table:table-cell>
          <table:table-cell table:style-name="Raster.B1" office:value-type="string">
            <text:p text:style-name="P5"><draw:frame draw:style-name="fr1" draw:name="Rahmen1" text:anchor-type="as-char" svg:width="3.209cm" draw:z-index="1"><draw:text-box fo:min-height="0.771cm"><text:p text:style-name="P4">Sections</text:p></draw:text-box></draw:frame></text:p>
            <text:p text:style-name="P6">SBB scripts are separated in sections for different properties.</text:p>
            <text:p text:style-name="P6">Sections begin with a header. It's a name, starting with character <text:span text:style-name="T1">#</text:span>.</text:p>
            <text:p text:style-name="P6">Valid sections are...</text:p>
            <text:p text:style-name="P7">#Meta</text:p>
            <text:p text:style-name="P6">Meta information.</text:p>
            <text:p text:style-name="P7">#FRAME</text:p>
            <text:p text:style-name="P6">Target frame size.</text:p>
            <text:p text:style-name="P7">#STYLES</text:p>
            <text:p text:style-name="P6">Styles to complement render data lines.</text:p>
            <text:p text:style-name="P7">#LINES</text:p>
            <text:p text:style-name="P6">Render data lines.</text:p>
          </table:table-cell>
        </table:table-row>
        <table:table-row>
          <table:table-cell table:style-name="Raster.A2" office:value-type="string">
            <text:p text:style-name="P5"><draw:frame draw:style-name="fr1" draw:name="Rahmen2" text:anchor-type="as-char" svg:width="2.067cm" draw:z-index="2"><draw:text-box fo:min-height="0.93cm"><text:p text:style-name="P4">Meta</text:p></draw:text-box></draw:frame></text:p>
            <text:p text:style-name="P6">The meta section contains some side information and has nothing to do what's rendered at the end. It's just interesting for editors.</text:p>
            <text:p text:style-name="P6">Fields begin with a name, followed by "<text:span text:style-name="T1">: </text:span>" and the value.</text:p>
            <text:p text:style-name="P6">Valid fields for meta are...</text:p>
            <text:p text:style-name="P7">Title</text:p>
            <text:p text:style-name="P6">Script title.</text:p>
            <text:p text:style-name="P7">Author</text:p>
            <text:p text:style-name="P6">Script author.</text:p>
            <text:p text:style-name="P7">Description</text:p>
            <text:p text:style-name="P6">Script description.</text:p>
            <text:p text:style-name="P7">Version</text:p>
            <text:p text:style-name="P6">Script version.</text:p>
          </table:table-cell>
          <table:table-cell table:style-name="Raster.B2" office:value-type="string">
            <text:p text:style-name="P5"><draw:frame draw:style-name="fr1" draw:name="Rahmen4" text:anchor-type="as-char" svg:width="2.595cm" draw:z-index="3"><draw:text-box fo:min-height="0.93cm"><text:p text:style-name="P4">Frame</text:p></draw:text-box></draw:frame></text:p>
            <text:p text:style-name="P6">The frame section contains size informations for the target frame.</text:p>
            <text:p text:style-name="P6">It's just relevant in the case that a script is made with a different video size than the one to render on later. On difference, rendering data will be scaled to fit.</text:p>
            <text:p text:style-name="P6">Fields begin with a name, followed by "<text:span text:style-name="T1">: </text:span>" and the value.</text:p>
            <text:p text:style-name="P6">Valid fields for frame are...</text:p>
            <text:p text:style-name="P7">Width</text:p>
            <text:p text:style-name="P6">Target frame width.</text:p>
            <text:p text:style-name="P7">Height</text:p>
            <text:p text:style-name="P6">Target frame height.</text:p>
          </table:table-cell>
        </table:table-row>
        <table:table-row>
          <table:table-cell table:style-name="Raster.A3" office:value-type="string">
            <text:p text:style-name="P5"><draw:frame draw:style-name="fr1" draw:name="Rahmen3" text:anchor-type="as-char" svg:width="2.45cm" draw:z-index="4"><draw:text-box fo:min-height="0.93cm"><text:p text:style-name="P4">Styles</text:p></draw:text-box></draw:frame></text:p>
            <text:p text:style-name="P6">The styles section contains styles to prepend/insert text to/between render data lines. </text:p>
            <text:p text:style-name="P6">In fact styles are just shortcuts for content, avoiding redundancy.</text:p>
            <text:p text:style-name="P6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5"><draw:frame draw:style-name="fr1" draw:name="Rahmen5" text:anchor-type="as-char" svg:width="2.152cm" draw:z-index="5"><draw:text-box fo:min-height="0.93cm"><text:p text:style-name="P4">Lines</text:p></draw:text-box></draw:frame></text:p>
            <text:p text:style-name="P6">The lines section contains rendering data and is the core of this format.</text:p>
            <text:p text:style-name="P6">Each line is structured this way:</text:p>
            <text:p text:style-name="P6"/>
            <text:p text:style-name="P7">&lt;START_TIME&gt;-&lt;END_TIME&gt;|&lt;STYLE&gt;|&lt;NOTE&gt;|&lt;TEXT&gt;</text:p>
            <text:p text:style-name="P7"/>
            <text:p text:style-name="P7">&lt;START_TIME&gt;<text:span text:style-name="T2"> and </text:span>&lt;END_TIME&gt;<text:span text:style-name="T2"> are timestamps for a video time range when to render.</text:span></text:p>
            <text:p text:style-name="P7"><text:soft-page-break/><text:span text:style-name="T2">Timestamp structure from right to left:</text:span></text:p>
            <text:p text:style-name="P7"><text:span text:style-name="T3">milliseconds -&gt; point -&gt; seconds -&gt; colon -&gt; minutes -&gt; colon -&gt; hours</text:span></text:p>
            <text:p text:style-name="P11"><text:span text:style-name="T2">Units don't have to be written completely, so following two examples are valid:</text:span></text:p>
            <text:p text:style-name="P11"><text:span text:style-name="T2">12:3:4.56</text:span></text:p>
            <text:p text:style-name="P11"><text:span text:style-name="T2">0</text:span></text:p>
            <text:p text:style-name="P11"><text:span text:style-name="T2">Hours limit is 99, but that should be enough for nearly all purposes.</text:span></text:p>
            <text:p text:style-name="P11"><text:span text:style-name="T2"/></text:p>
            <text:p text:style-name="P11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7"><text:span text:style-name="T2"/></text:p>
            <text:p text:style-name="P7">&lt;NOTE&gt;<text:span text:style-name="T2"> is just a note for editors, nothing more.</text:span></text:p>
            <text:p text:style-name="P7"><text:span text:style-name="T2"/></text:p>
            <text:p text:style-name="P7">&lt;TEXT&gt;<text:span text:style-name="T2"> is a description what to render. It's a combination of styling tags and geometries.</text:span></text:p>
            <text:p text:style-name="P7"><text:span text:style-name="T2"/></text:p>
            <text:p text:style-name="P7"><text:span text:style-name="T2">TODO</text:span></text:p>
          </table:table-cell>
        </table:table-row>
        <table:table-row>
          <table:table-cell table:style-name="Raster.A4" office:value-type="string">
            <text:p text:style-name="P5"><draw:frame draw:style-name="fr1" draw:name="Rahmen8" text:anchor-type="as-char" svg:width="4.452cm" draw:z-index="6"><draw:text-box fo:min-height="0.93cm"><text:p text:style-name="P4">Geometries</text:p></draw:text-box></draw:frame></text:p>
            <text:p text:style-name="P6">TODO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5"><draw:frame draw:style-name="fr1" draw:name="Rahmen6" text:anchor-type="as-char" svg:width="1.928cm" draw:z-index="7"><draw:text-box fo:min-height="0.93cm"><text:p text:style-name="P4">Tags</text:p></draw:text-box></draw:frame></text:p>
            <text:p text:style-name="P6">TODO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38S</meta:editing-duration>
    <meta:editing-cycles>103</meta:editing-cycles>
    <meta:generator>OpenOffice/4.0.1$Win32 OpenOffice.org_project/401m5$Build-9714</meta:generator>
    <dc:date>2013-10-25T16:17:35.94</dc:date>
    <dc:creator>Christoph Spanknebel</dc:creator>
    <meta:document-statistic meta:table-count="1" meta:image-count="0" meta:object-count="0" meta:page-count="2" meta:paragraph-count="73" meta:word-count="370" meta:character-count="2269"/>
    <meta:user-defined meta:name="Info 1"/>
    <meta:user-defined meta:name="Info 2"/>
    <meta:user-defined meta:name="Info 3"/>
    <meta:user-defined meta:name="Info 4"/>
  </office:meta>
</office:document-meta>
</file>